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modern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dfdfdf" loext:opacity="100%" style:font-name="Monospace1" fo:font-size="9pt" fo:font-weight="bold" fo:background-color="#49473f" style:font-size-asian="9pt" style:font-weight-asian="bold"/>
    </style:style>
    <style:style style:name="P2" style:family="paragraph" style:parent-style-name="Standard">
      <style:text-properties fo:color="#dfdfdf" loext:opacity="100%" style:font-name="Monospace1" fo:font-size="9pt" fo:font-weight="bold" officeooo:rsid="002ade21" officeooo:paragraph-rsid="002ade21" fo:background-color="#49473f" style:font-size-asian="9pt" style:font-weight-asian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fdfdf" loext:opacity="100%" style:font-name="Monospace1" fo:font-size="9pt" fo:font-weight="bold" fo:background-color="#373737" style:font-size-asian="9pt" style:font-weight-asian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fdfdf" loext:opacity="100%" style:font-name="Monospace1" fo:font-size="9pt" fo:font-weight="bold" fo:background-color="#373737" style:font-size-asian="9pt" style:font-weight-asian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fdfdf" loext:opacity="100%" style:font-name="Monospace1" fo:font-size="9pt" fo:font-weight="bold" officeooo:rsid="00276557" officeooo:paragraph-rsid="00276557" fo:background-color="#373737" style:font-size-asian="9pt" style:font-weight-asian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35ed"/>
    </style:style>
    <style:style style:name="P8" style:family="paragraph" style:parent-style-name="Standard">
      <style:text-properties officeooo:rsid="00260ce4" officeooo:paragraph-rsid="00260ce4"/>
    </style:style>
    <style:style style:name="P9" style:family="paragraph" style:parent-style-name="Standard">
      <style:text-properties officeooo:rsid="0029185e" officeooo:paragraph-rsid="0029185e"/>
    </style:style>
    <style:style style:name="P10" style:family="paragraph" style:parent-style-name="Standard">
      <style:text-properties officeooo:rsid="002ade21" officeooo:paragraph-rsid="002ade21"/>
    </style:style>
    <style:style style:name="P11" style:family="paragraph" style:parent-style-name="Standard">
      <style:text-properties officeooo:rsid="002cbd4d"/>
    </style:style>
    <style:style style:name="P12" style:family="paragraph" style:parent-style-name="Standard">
      <style:text-properties officeooo:rsid="002cbd4d" officeooo:paragraph-rsid="002cbd4d"/>
    </style:style>
    <style:style style:name="P13" style:family="paragraph" style:parent-style-name="Standard">
      <style:text-properties officeooo:rsid="002e4ffa"/>
    </style:style>
    <style:style style:name="P14" style:family="paragraph" style:parent-style-name="Standard">
      <style:text-properties officeooo:rsid="002e4ffa" officeooo:paragraph-rsid="002e4ffa"/>
    </style:style>
    <style:style style:name="P15" style:family="paragraph" style:parent-style-name="Standard">
      <style:text-properties officeooo:rsid="002f8040" officeooo:paragraph-rsid="002f8040"/>
    </style:style>
    <style:style style:name="P16" style:family="paragraph" style:parent-style-name="Standard">
      <style:text-properties officeooo:rsid="0030a713" officeooo:paragraph-rsid="0030a713"/>
    </style:style>
    <style:style style:name="P17" style:family="paragraph" style:parent-style-name="Standard">
      <style:text-properties officeooo:rsid="003274b8" officeooo:paragraph-rsid="003274b8"/>
    </style:style>
    <style:style style:name="P18" style:family="paragraph" style:parent-style-name="Standard">
      <style:paragraph-properties fo:margin-top="0cm" fo:margin-bottom="0.499cm" style:contextual-spacing="false"/>
    </style:style>
    <style:style style:name="P19" style:family="paragraph" style:parent-style-name="Standard">
      <style:text-properties officeooo:rsid="00336fbc" officeooo:paragraph-rsid="00336fbc"/>
    </style:style>
    <style:style style:name="P20" style:family="paragraph" style:parent-style-name="Standard">
      <style:text-properties officeooo:rsid="0033ca6b" officeooo:paragraph-rsid="0033ca6b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9pt" style:font-size-asian="9pt"/>
    </style:style>
    <style:style style:name="P22" style:family="paragraph" style:parent-style-name="Standard">
      <style:text-properties officeooo:rsid="00359b2a" officeooo:paragraph-rsid="00359b2a"/>
    </style:style>
    <style:style style:name="P23" style:family="paragraph" style:parent-style-name="Standard">
      <style:text-properties officeooo:rsid="003635ed" officeooo:paragraph-rsid="003635e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35ed"/>
    </style:style>
    <style:style style:name="P25" style:family="paragraph" style:parent-style-name="Standard">
      <style:text-properties officeooo:paragraph-rsid="003635ed"/>
    </style:style>
    <style:style style:name="T1" style:family="text">
      <style:text-properties officeooo:rsid="001af32f"/>
    </style:style>
    <style:style style:name="T2" style:family="text">
      <style:text-properties fo:color="#dfdfdf" loext:opacity="100%" style:font-name="Monospace1" fo:font-size="9pt" fo:font-weight="bold" fo:background-color="#49473f" loext:char-shading-value="0" style:font-size-asian="9pt" style:font-weight-asian="bold"/>
    </style:style>
    <style:style style:name="T3" style:family="text">
      <style:text-properties fo:color="#dfdfdf" loext:opacity="100%" style:font-name="Monospace1" fo:font-size="9pt" fo:font-weight="bold" fo:background-color="#49473f" loext:char-shading-value="0" style:font-size-asian="9pt" style:font-weight-asian="bold"/>
    </style:style>
    <style:style style:name="T4" style:family="text">
      <style:text-properties fo:color="#dfdfdf" loext:opacity="100%" style:font-name="Monospace1" fo:font-size="9pt" fo:font-weight="bold" fo:background-color="#373737" loext:char-shading-value="0" style:font-size-asian="9pt" style:font-weight-asian="bold"/>
    </style:style>
    <style:style style:name="T5" style:family="text">
      <style:text-properties fo:color="#dfdfdf" loext:opacity="100%" style:font-name="Monospace1" fo:font-size="9pt" fo:background-color="#49473f" loext:char-shading-value="0" style:font-size-asian="9pt"/>
    </style:style>
    <style:style style:name="T6" style:family="text">
      <style:text-properties fo:color="#dfdfdf" loext:opacity="100%" style:font-name="Monospace1" fo:font-size="9pt" fo:background-color="#49473f" loext:char-shading-value="0" style:font-size-asian="9pt"/>
    </style:style>
    <style:style style:name="T7" style:family="text">
      <style:text-properties fo:color="#dfdfdf" loext:opacity="100%" style:font-name="Monospace1" fo:font-size="9pt" fo:background-color="#373737" loext:char-shading-value="0" style:font-size-asian="9pt"/>
    </style:style>
    <style:style style:name="T8" style:family="text">
      <style:text-properties fo:color="#dfdfdf" loext:opacity="100%" style:font-name="Monospace" fo:font-size="9pt" fo:font-weight="bold" fo:background-color="#49473f" loext:char-shading-value="0" style:font-size-asian="9pt" style:font-weight-asian="bold"/>
    </style:style>
    <style:style style:name="T9" style:family="text">
      <style:text-properties fo:color="#4e96d8" loext:opacity="100%" style:font-name="Monospace1" fo:font-size="9pt" fo:background-color="#49473f" loext:char-shading-value="0" style:font-size-asian="9pt"/>
    </style:style>
    <style:style style:name="T10" style:family="text">
      <style:text-properties fo:color="#4e96d8" loext:opacity="100%" style:font-name="Monospace1" fo:font-size="9pt" fo:background-color="#49473f" loext:char-shading-value="0" style:font-size-asian="9pt"/>
    </style:style>
    <style:style style:name="T11" style:family="text">
      <style:text-properties fo:color="#4e96d8" loext:opacity="100%" style:font-name="Monospace1" fo:font-size="9pt" fo:background-color="#373737" loext:char-shading-value="0" style:font-size-asian="9pt"/>
    </style:style>
    <style:style style:name="T12" style:family="text">
      <style:text-properties fo:color="#55aa40" loext:opacity="100%" style:font-name="Monospace1" fo:font-size="9pt" fo:background-color="#49473f" loext:char-shading-value="0" style:font-size-asian="9pt"/>
    </style:style>
    <style:style style:name="T13" style:family="text">
      <style:text-properties fo:color="#55aa40" loext:opacity="100%" style:font-name="Monospace1" fo:font-size="9pt" fo:background-color="#49473f" loext:char-shading-value="0" style:font-size-asian="9pt"/>
    </style:style>
    <style:style style:name="T14" style:family="text">
      <style:text-properties fo:color="#55aa40" loext:opacity="100%" style:font-name="Monospace1" fo:font-size="9pt" fo:background-color="#373737" loext:char-shading-value="0" style:font-size-asian="9pt"/>
    </style:style>
    <style:style style:name="T15" style:family="text">
      <style:text-properties fo:background-color="#49473f" loext:char-shading-value="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f255b3" loext:opacity="100%" style:font-name="Monospace1" fo:font-size="9pt" fo:background-color="#49473f" loext:char-shading-value="0" style:font-size-asian="9pt"/>
    </style:style>
    <style:style style:name="T18" style:family="text">
      <style:text-properties fo:color="#f255b3" loext:opacity="100%" style:font-name="Monospace1" fo:font-size="9pt" fo:background-color="#373737" loext:char-shading-value="0" style:font-size-asian="9pt"/>
    </style:style>
    <style:style style:name="T19" style:family="text">
      <style:text-properties fo:color="#aaaaaa" loext:opacity="100%" style:font-name="Monospace1" fo:font-size="9pt" fo:background-color="#373737" loext:char-shading-value="0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 <text:s/><text:span text:style-name="T1">QUERYS MONGODB</text:span></text:p>
      <text:p text:style-name="Standard"/>
      <text:p text:style-name="Standard">1. Write a MongoDB query to display all documents of the restaurants in the collection. (3773).</text:p>
      <text:p text:style-name="Standard"><text:tab/></text:p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)</text:span></text:p>
      <text:p text:style-name="Standard"/>
      <text:p text:style-name="Standard">2. Write a MongoDB query to show the fields restaurant_id, name, barri and cuina of restau-</text:p>
      <text:p text:style-name="Standard">rant documents in the collection. (3773 docs).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5"> restaurant_id</text:span><text:span text:style-name="T2">:</text:span><text:span text:style-name="T5"> </text:span><text:span text:style-name="T9">1</text:span><text:span text:style-name="T2">,</text:span><text:span text:style-name="T5"> name</text:span><text:span text:style-name="T2">:</text:span><text:span text:style-name="T5"> </text:span><text:span text:style-name="T9">1</text:span><text:span text:style-name="T2">,</text:span><text:span text:style-name="T5"> borough</text:span><text:span text:style-name="T2">:</text:span><text:span text:style-name="T5"> </text:span><text:span text:style-name="T9">1</text:span><text:span text:style-name="T2">,</text:span><text:span text:style-name="T5"> cuisine</text:span><text:span text:style-name="T2">:</text:span><text:span text:style-name="T5"> </text:span><text:span text:style-name="T9">1</text:span><text:span text:style-name="T5"> </text:span><text:span text:style-name="T2">})</text:span></text:p>
      <text:p text:style-name="Standard"/>
      <text:p text:style-name="Standard">3. Write a MongoDB query to show the fields restaurant_id, name, neighborhood and</text:p>
      <text:p text:style-name="Standard">cuisine, but without _id for all restaurants. (3772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5"> restaurant_id</text:span><text:span text:style-name="T2">:</text:span><text:span text:style-name="T5"> </text:span><text:span text:style-name="T9">1</text:span><text:span text:style-name="T2">,</text:span><text:span text:style-name="T5"> name</text:span><text:span text:style-name="T2">:</text:span><text:span text:style-name="T5"> </text:span><text:span text:style-name="T9">1</text:span><text:span text:style-name="T2">,</text:span><text:span text:style-name="T5"> borough</text:span><text:span text:style-name="T2">:</text:span><text:span text:style-name="T5"> </text:span><text:span text:style-name="T9">1</text:span><text:span text:style-name="T2">,</text:span><text:span text:style-name="T5"> cuisine</text:span><text:span text:style-name="T2">:</text:span><text:span text:style-name="T5"> </text:span><text:span text:style-name="T9">1</text:span><text:span text:style-name="T2">,</text:span><text:span text:style-name="T5"> _id</text:span><text:span text:style-name="T2">:</text:span><text:span text:style-name="T5"> </text:span><text:span text:style-name="T9">0</text:span><text:span text:style-name="T5"> </text:span><text:span text:style-name="T2">})</text:span></text:p>
      <text:p text:style-name="Standard"/>
      <text:p text:style-name="Standard"/>
      <text:p text:style-name="Standard">4. Write a MongoDB query to show the fields restaurant_id, name, district and postal</text:p>
      <text:p text:style-name="Standard">code, but exclude the field _id. (3772 docs).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5"> restaurant_id</text:span><text:span text:style-name="T2">:</text:span><text:span text:style-name="T5"> </text:span><text:span text:style-name="T9">1</text:span><text:span text:style-name="T2">,</text:span><text:span text:style-name="T5"> name</text:span><text:span text:style-name="T2">:</text:span><text:span text:style-name="T5"> </text:span><text:span text:style-name="T9">1</text:span><text:span text:style-name="T2">,</text:span><text:span text:style-name="T5"> </text:span><text:span text:style-name="T12">"address.street"</text:span><text:span text:style-name="T2">:</text:span><text:span text:style-name="T5"> </text:span><text:span text:style-name="T9">1</text:span><text:span text:style-name="T2">,</text:span><text:span text:style-name="T5"> </text:span><text:span text:style-name="T12">"address.zipcode"</text:span><text:span text:style-name="T2">:</text:span><text:span text:style-name="T5"> </text:span><text:span text:style-name="T9">1</text:span><text:span text:style-name="T2">,</text:span><text:span text:style-name="T5"> _id</text:span><text:span text:style-name="T2">:</text:span><text:span text:style-name="T5"> </text:span><text:span text:style-name="T9">0</text:span><text:span text:style-name="T5"> </text:span><text:span text:style-name="T2">})</text:span></text:p>
      <text:p text:style-name="Standard"/>
      <text:p text:style-name="Standard">5. Write a MongoDB query to display all the restaurants that are in the Bronx borough. (309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</text:span><text:span text:style-name="T5"> borough</text:span><text:span text:style-name="T2">:</text:span><text:span text:style-name="T5"> </text:span><text:span text:style-name="T12">"Bronx"</text:span><text:span text:style-name="T5"> </text:span><text:span text:style-name="T2">})</text:span></text:p>
      <text:p text:style-name="Standard"/>
      <text:p text:style-name="Standard">6. Write a MongoDB query to display the first 5 restaurants that have been in the Bronx district.</text:p>
      <text:p text:style-name="Standard">(5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</text:span><text:span text:style-name="T5"> borough</text:span><text:span text:style-name="T2">:</text:span><text:span text:style-name="T5"> </text:span><text:span text:style-name="T12">"Bronx"</text:span><text:span text:style-name="T5"> </text:span><text:span text:style-name="T2">})</text:span><text:span text:style-name="T5">.</text:span><text:span text:style-name="T2">limit(</text:span><text:span text:style-name="T9">5</text:span><text:span text:style-name="T2">)</text:span></text:p>
      <text:p text:style-name="P1"/>
      <text:p text:style-name="P2">(5 doc)</text:p>
      <text:p text:style-name="P2"/>
      <text:p text:style-name="Standard">7. Write a MongoDB query to display the next 5 restaurants after the first 5 that are in the Bronx</text:p>
      <text:p text:style-name="Standard">district. (5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</text:span><text:span text:style-name="T5"> borough</text:span><text:span text:style-name="T2">:</text:span><text:span text:style-name="T5"> </text:span><text:span text:style-name="T12">"Bronx"</text:span><text:span text:style-name="T5"> </text:span><text:span text:style-name="T2">})</text:span><text:span text:style-name="T5">.</text:span><text:span text:style-name="T2">skip(</text:span><text:span text:style-name="T9">5</text:span><text:span text:style-name="T2">)</text:span><text:span text:style-name="T5">.</text:span><text:span text:style-name="T2">limit(</text:span><text:span text:style-name="T9">5</text:span><text:span text:style-name="T2">)</text:span></text:p>
      <text:p text:style-name="Standard"/>
      <text:p text:style-name="P10">(5 doc)</text:p>
      <text:p text:style-name="P10"/>
      <text:p text:style-name="Standard">8. Write a MongoDB query to check restaurants that will get a score greater than 90. (3 docs).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</text:span><text:span text:style-name="T5"> </text:span><text:span text:style-name="T12">"grades.score"</text:span><text:span text:style-name="T2">:</text:span><text:span text:style-name="T5"> </text:span><text:span text:style-name="T2">{</text:span><text:span text:style-name="T5"> $gt</text:span><text:span text:style-name="T2">:</text:span><text:span text:style-name="T5"> </text:span><text:span text:style-name="T9">90</text:span><text:span text:style-name="T5"> </text:span><text:span text:style-name="T2">}</text:span><text:span text:style-name="T5"> </text:span><text:span text:style-name="T2">})</text:span></text:p>
      <text:p text:style-name="Standard"><text:span text:style-name="T2"/></text:p>
      <text:p text:style-name="P10"><text:span text:style-name="T2">(3 doc)</text:span></text:p>
      <text:p text:style-name="Standard"/>
      <text:p text:style-name="Standard">9. Write a MongoDB query to find restaurants that have obtained a score greater than 80 but less</text:p>
      <text:p text:style-name="Standard">than 100. (3 docs)</text:p>
      <text:p text:style-name="Standard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15">db.restaurants_mongoImport.aggregate([</text:span></text:p>
      <text:p text:style-name="P6"><text:span text:style-name="T7"><text:s text:c="2"/></text:span><text:span text:style-name="T4">{</text:span></text:p>
      <text:p text:style-name="P6"><text:span text:style-name="T7"><text:s text:c="4"/>$addFields</text:span><text:span text:style-name="T4">:</text:span><text:span text:style-name="T7"> </text:span><text:span text:style-name="T4">{</text:span></text:p>
      <text:p text:style-name="P6"><text:span text:style-name="T7"><text:s text:c="6"/>totalScore</text:span><text:span text:style-name="T4">:</text:span><text:span text:style-name="T7"> </text:span><text:span text:style-name="T4">{</text:span><text:span text:style-name="T7"> $sum</text:span><text:span text:style-name="T4">:</text:span><text:span text:style-name="T7"> </text:span><text:span text:style-name="T14">"$grades.score"</text:span><text:span text:style-name="T7"> </text:span><text:span text:style-name="T4">}</text:span></text:p>
      <text:p text:style-name="P6"><text:span text:style-name="T7"><text:s text:c="4"/></text:span><text:span text:style-name="T4">}</text:span></text:p>
      <text:p text:style-name="P6"><text:span text:style-name="T7"><text:s text:c="2"/></text:span><text:span text:style-name="T4">},</text:span></text:p>
      <text:p text:style-name="P6"><text:span text:style-name="T7"><text:s text:c="2"/></text:span><text:span text:style-name="T4">{</text:span></text:p>
      <text:p text:style-name="P6"><text:span text:style-name="T7"><text:s text:c="4"/>$match</text:span><text:span text:style-name="T4">:</text:span><text:span text:style-name="T7"> </text:span><text:span text:style-name="T4">{</text:span></text:p>
      <text:p text:style-name="P6"><text:span text:style-name="T7"><text:s text:c="6"/>totalScore</text:span><text:span text:style-name="T4">:</text:span><text:span text:style-name="T7"> </text:span><text:span text:style-name="T4">{</text:span><text:span text:style-name="T7"> $gt</text:span><text:span text:style-name="T4">:</text:span><text:span text:style-name="T7"> </text:span><text:span text:style-name="T11">80</text:span><text:span text:style-name="T4">,</text:span><text:span text:style-name="T7"> $lt</text:span><text:span text:style-name="T4">:</text:span><text:span text:style-name="T7"> </text:span><text:span text:style-name="T11">100</text:span><text:span text:style-name="T7"> </text:span><text:span text:style-name="T4">}</text:span></text:p>
      <text:p text:style-name="P6"><text:span text:style-name="T7"><text:s text:c="4"/></text:span><text:span text:style-name="T4">}</text:span></text:p>
      <text:p text:style-name="P6"><text:span text:style-name="T7"><text:s text:c="2"/></text:span><text:span text:style-name="T4">}</text:span></text:p>
      <text:p text:style-name="P3">])</text:p>
      <text:p text:style-name="P3"/>
      <text:p text:style-name="P5">(316 doc)</text:p>
      <text:p text:style-name="Standard"/>
      <text:p text:style-name="Standard"/>
      <text:p text:style-name="Standard"/>
      <text:p text:style-name="Standard">10. Write a MongoDB query to check for restaurants that are located with a long value less than</text:p>
      <text:p text:style-name="Standard">-95.754168. (3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</text:span><text:span text:style-name="T5"> </text:span><text:span text:style-name="T12">"address.coord.0"</text:span><text:span text:style-name="T2">:</text:span><text:span text:style-name="T5"> </text:span><text:span text:style-name="T2">{</text:span><text:span text:style-name="T5"> $lt</text:span><text:span text:style-name="T2">:</text:span><text:span text:style-name="T5"> -</text:span><text:span text:style-name="T9">95</text:span><text:span text:style-name="T5">.</text:span><text:span text:style-name="T9">754168</text:span><text:span text:style-name="T5"> </text:span><text:span text:style-name="T2">}</text:span><text:span text:style-name="T5"> </text:span><text:span text:style-name="T2">})</text:span></text:p>
      <text:p text:style-name="Standard"/>
      <text:p text:style-name="Standard">11. Write a MongoDB query to check for restaurants that do not serve American cuisine, both have</text:p>
      <text:p text:style-name="Standard">a score greater than 70 and a long less than -65.754168. (3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4">{</text:span><text:span text:style-name="T7"> $ne</text:span><text:span text:style-name="T4">:</text:span><text:span text:style-name="T7"> </text:span><text:span text:style-name="T14">"American "</text:span><text:span text:style-name="T7"> </text:span><text:span text:style-name="T4">},</text:span></text:p>
      <text:p text:style-name="P6"><text:span text:style-name="T7"><text:s text:c="2"/></text:span><text:span text:style-name="T14">"grades.score"</text:span><text:span text:style-name="T4">:</text:span><text:span text:style-name="T7"> </text:span><text:span text:style-name="T4">{</text:span><text:span text:style-name="T7"> $gt</text:span><text:span text:style-name="T4">:</text:span><text:span text:style-name="T7"> </text:span><text:span text:style-name="T11">70</text:span><text:span text:style-name="T7"> </text:span><text:span text:style-name="T4">},</text:span></text:p>
      <text:p text:style-name="P6"><text:span text:style-name="T7"><text:s text:c="2"/></text:span><text:span text:style-name="T14">"address.coord.0"</text:span><text:span text:style-name="T4">:</text:span><text:span text:style-name="T7"> </text:span><text:span text:style-name="T4">{</text:span><text:span text:style-name="T7"> $lt</text:span><text:span text:style-name="T4">:</text:span><text:span text:style-name="T7"> -</text:span><text:span text:style-name="T11">65</text:span><text:span text:style-name="T7">.</text:span><text:span text:style-name="T11">754168</text:span><text:span text:style-name="T7"> </text:span><text:span text:style-name="T4">}</text:span></text:p>
      <text:p text:style-name="P6"><text:span text:style-name="T4">})</text:span></text:p>
      <text:p text:style-name="Standard"><text:span text:style-name="T4"/></text:p>
      <text:p text:style-name="P8"><text:span text:style-name="T4">(5 doc)</text:span></text:p>
      <text:p text:style-name="Standard"/>
      <text:p text:style-name="Standard">12. Same as last exercise (do not prepare any american cuisine, both a score greater than 70 and</text:p>
      <text:p text:style-name="Standard">a length less than -65.754168) but this query without using $and operator. (3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4">{</text:span><text:span text:style-name="T7"> $ne</text:span><text:span text:style-name="T4">:</text:span><text:span text:style-name="T7"> </text:span><text:span text:style-name="T14">"American "</text:span><text:span text:style-name="T4">},</text:span></text:p>
      <text:p text:style-name="P6"><text:span text:style-name="T7"><text:s text:c="2"/></text:span><text:span text:style-name="T14">"grades.score"</text:span><text:span text:style-name="T4">:</text:span><text:span text:style-name="T7"> </text:span><text:span text:style-name="T4">{</text:span><text:span text:style-name="T7"> $gt</text:span><text:span text:style-name="T4">:</text:span><text:span text:style-name="T7"> </text:span><text:span text:style-name="T11">70</text:span><text:span text:style-name="T7"> </text:span><text:span text:style-name="T4">},</text:span></text:p>
      <text:p text:style-name="P6"><text:span text:style-name="T7"><text:s text:c="2"/></text:span><text:span text:style-name="T14">"address.coord.0"</text:span><text:span text:style-name="T4">:</text:span><text:span text:style-name="T7"> </text:span><text:span text:style-name="T4">{</text:span><text:span text:style-name="T7"> $lt</text:span><text:span text:style-name="T4">:</text:span><text:span text:style-name="T7"> -</text:span><text:span text:style-name="T11">65</text:span><text:span text:style-name="T7">.</text:span><text:span text:style-name="T11">754168</text:span><text:span text:style-name="T7"> </text:span><text:span text:style-name="T4">}</text:span></text:p>
      <text:p text:style-name="Standard"><text:span text:style-name="T4">})</text:span></text:p>
      <text:p text:style-name="Standard"><text:span text:style-name="T4"/></text:p>
      <text:p text:style-name="P9"><text:span text:style-name="T4">(5 doc)</text:span></text:p>
      <text:p text:style-name="Standard"/>
      <text:p text:style-name="Standard">13. Write a MongoDB query to find restaurants that do not prepare American cuisine and that</text:p>
      <text:p text:style-name="Standard">have obtained an “A” score that do not belong to the district of Brooklyn. The document</text:p>
      <text:p text:style-name="Standard">must show according to the cuisine in descending order. (2017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4">{</text:span><text:span text:style-name="T7"> $ne</text:span><text:span text:style-name="T4">:</text:span><text:span text:style-name="T7"> </text:span><text:span text:style-name="T14">"American "</text:span><text:span text:style-name="T7"> </text:span><text:span text:style-name="T4">},</text:span></text:p>
      <text:p text:style-name="P6"><text:span text:style-name="T7"><text:s text:c="2"/></text:span><text:span text:style-name="T14">"grades.grade"</text:span><text:span text:style-name="T4">:</text:span><text:span text:style-name="T7"> </text:span><text:span text:style-name="T14">"A"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4">{</text:span><text:span text:style-name="T7"> $ne</text:span><text:span text:style-name="T4">:</text:span><text:span text:style-name="T7"> </text:span><text:span text:style-name="T14">"Brooklyn"</text:span><text:span text:style-name="T7"> </text:span><text:span text:style-name="T4">}</text:span></text:p>
      <text:p text:style-name="P6"><text:span text:style-name="T4">})</text:span><text:span text:style-name="T7">.</text:span><text:span text:style-name="T4">sort({</text:span></text:p>
      <text:p text:style-name="P6"><text:span text:style-name="T7"><text:s text:c="2"/></text:span><text:span text:style-name="T14">"cuisine"</text:span><text:span text:style-name="T4">:</text:span><text:span text:style-name="T7"> -</text:span><text:span text:style-name="T11">1</text:span></text:p>
      <text:p text:style-name="Standard"><text:span text:style-name="T4">})</text:span></text:p>
      <text:p text:style-name="Standard"><text:span text:style-name="T4"/></text:p>
      <text:p text:style-name="P10"><text:span text:style-name="T4">(2017 doc)</text:span></text:p>
      <text:p text:style-name="Standard"/>
      <text:p text:style-name="Standard">14. Write a MongoDB query to find the restaurant identifier, the name, the neighborhood and</text:p>
      <text:p text:style-name="Standard">the cuisine of the restaurants that contain “Wil” as first three letters of their name. (3 docs)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^Wil/i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><text:span text:style-name="T4"/></text:p>
      <text:p text:style-name="P10"><text:span text:style-name="T4">(3 doc)</text:span></text:p>
      <text:p text:style-name="Standard"/>
      <text:p text:style-name="Standard">15. Write a MongoDB query to find the identifier of the restaurant, the name, the neighborhood</text:p>
      <text:p text:style-name="Standard">and the cuisine of the restaurants that contain “ces” as last three letters of their name. (6</text:p>
      <text:p text:style-name="Standard">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ces$/i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P11"><text:span text:style-name="T4"/></text:p>
      <text:p text:style-name="P12"><text:span text:style-name="T4">(6 doc)</text:span></text:p>
      <text:p text:style-name="Standard"/>
      <text:p text:style-name="Standard">16. Write a MongoDB query to find the identifier of the restaurant, the name, the neighborhood</text:p>
      <text:p text:style-name="Standard">and the cuisine of the restaurants that contain “Reg” as three letters anywhere in their</text:p>
      <text:p text:style-name="Standard">name. (7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Reg/i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2">(7 doc)</text:p>
      <text:p text:style-name="P12"/>
      <text:p text:style-name="Standard">17. Write a MongoDB query to find restaurants that are located in the Bronx neighborhood and</text:p>
      <text:p text:style-name="Standard">that have prepared an American or Chinese cuisine. (91 docs)</text:p>
      <text:p text:style-name="Standard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4">"Bronx"</text:span><text:span text:style-name="T4">,</text:span></text:p>
      <text:p text:style-name="P6"><text:span text:style-name="T7"><text:s text:c="2"/>$or</text:span><text:span text:style-name="T4">:</text:span><text:span text:style-name="T7"> </text:span><text:span text:style-name="T4">[</text:span></text:p>
      <text:p text:style-name="P6"><text:span text:style-name="T7"><text:s text:c="4"/></text:span><text:span text:style-name="T4">{</text:span><text:span text:style-name="T7"> </text:span><text:span text:style-name="T14">"cuisine"</text:span><text:span text:style-name="T4">:</text:span><text:span text:style-name="T7"> </text:span><text:span text:style-name="T14">"American "</text:span><text:span text:style-name="T7"> </text:span><text:span text:style-name="T4">},</text:span></text:p>
      <text:p text:style-name="P6"><text:span text:style-name="T7"><text:s text:c="4"/></text:span><text:span text:style-name="T4">{</text:span><text:span text:style-name="T7"> </text:span><text:span text:style-name="T14">"cuisine"</text:span><text:span text:style-name="T4">:</text:span><text:span text:style-name="T7"> </text:span><text:span text:style-name="T14">"Chinese"</text:span><text:span text:style-name="T7"> </text:span><text:span text:style-name="T4">}</text:span></text:p>
      <text:p text:style-name="P6"><text:span text:style-name="T7"><text:s text:c="2"/></text:span><text:span text:style-name="T4">]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4">(91 doc)</text:p>
      <text:p text:style-name="Standard"/>
      <text:p text:style-name="Standard">18. Write a MongoDB query to find the restaurant identifier, the name, the district and the cuisine</text:p>
      <text:p text:style-name="Standard">of the restaurants that belong to the district of Staten Island or Queens or the Bronx or</text:p>
      <text:p text:style-name="Standard">Brooklyn. (1889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4">{</text:span><text:span text:style-name="T7"> $in</text:span><text:span text:style-name="T4">:</text:span><text:span text:style-name="T7"> </text:span><text:span text:style-name="T4">[</text:span><text:span text:style-name="T14">"Staten Island"</text:span><text:span text:style-name="T4">,</text:span><text:span text:style-name="T7"> </text:span><text:span text:style-name="T14">"Queens"</text:span><text:span text:style-name="T4">,</text:span><text:span text:style-name="T7"> </text:span><text:span text:style-name="T14">"Bronx"</text:span><text:span text:style-name="T4">,</text:span><text:span text:style-name="T7"> </text:span><text:span text:style-name="T14">"Brooklyn"</text:span><text:span text:style-name="T4">]</text:span><text:span text:style-name="T7">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P13"><text:span text:style-name="T4"/></text:p>
      <text:p text:style-name="P14">(1889 doc)</text:p>
      <text:p text:style-name="Standard"/>
      <text:p text:style-name="Standard">19. Write a MongoDB query to find the restaurant ID, name, district and cuisine of restaurants</text:p>
      <text:p text:style-name="Standard">that are not in the district of Staten Island, Queens or Bronxor Brooklyn. (1883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4">{</text:span><text:span text:style-name="T7"> $nin</text:span><text:span text:style-name="T4">:</text:span><text:span text:style-name="T7"> </text:span><text:span text:style-name="T4">[</text:span><text:span text:style-name="T14">"Staten Island"</text:span><text:span text:style-name="T4">,</text:span><text:span text:style-name="T7"> </text:span><text:span text:style-name="T14">"Queens"</text:span><text:span text:style-name="T4">,</text:span><text:span text:style-name="T7"> </text:span><text:span text:style-name="T14">"Bronx"</text:span><text:span text:style-name="T4">,</text:span><text:span text:style-name="T7"> </text:span><text:span text:style-name="T14">"Brooklyn"</text:span><text:span text:style-name="T4">]</text:span><text:span text:style-name="T7">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4">(1883 doc)</text:p>
      <text:p text:style-name="Standard"/>
      <text:p text:style-name="Standard">20. Write a MongoDB query to find the restaurant identifier, the name, the neighborhood and</text:p>
      <text:p text:style-name="Standard">the cuisine of the restaurants that have obtained a score that is not higher than 10 (340</text:p>
      <text:p text:style-name="Standard">docs).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grades.score"</text:span><text:span text:style-name="T4">:</text:span><text:span text:style-name="T7"> </text:span><text:span text:style-name="T4">{</text:span><text:span text:style-name="T7"> $not</text:span><text:span text:style-name="T4">:</text:span><text:span text:style-name="T7"> </text:span><text:span text:style-name="T4">{</text:span><text:span text:style-name="T7"> $gt</text:span><text:span text:style-name="T4">:</text:span><text:span text:style-name="T7"> </text:span><text:span text:style-name="T11">10</text:span><text:span text:style-name="T7"> </text:span><text:span text:style-name="T4">}</text:span><text:span text:style-name="T7">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5">(340 doc)</text:p>
      <text:p text:style-name="P15"><text:soft-page-break/></text:p>
      <text:p text:style-name="Standard">21. Write a MongoDB query to find the restaurant identifier, the name, the neighborhood and</text:p>
      <text:p text:style-name="Standard">the kitchen of the restaurants that prepare a dish except “america” and “xinesos” or the</text:p>
      <text:p text:style-name="Standard">name of the restaurant starting with the letter “Wil”. (2403 docs).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$or</text:span><text:span text:style-name="T4">:</text:span><text:span text:style-name="T7"> </text:span><text:span text:style-name="T4">[</text:span></text:p>
      <text:p text:style-name="P6"><text:span text:style-name="T7"><text:s text:c="4"/></text:span><text:span text:style-name="T4">{</text:span><text:span text:style-name="T7"> </text:span><text:span text:style-name="T14">"cuisine"</text:span><text:span text:style-name="T4">:</text:span><text:span text:style-name="T7"> </text:span><text:span text:style-name="T4">{</text:span><text:span text:style-name="T7"> $nin</text:span><text:span text:style-name="T4">:</text:span><text:span text:style-name="T7"> </text:span><text:span text:style-name="T4">[</text:span><text:span text:style-name="T14">"American "</text:span><text:span text:style-name="T4">,</text:span><text:span text:style-name="T7"> </text:span><text:span text:style-name="T14">"Chinese"</text:span><text:span text:style-name="T4">]</text:span><text:span text:style-name="T7"> </text:span><text:span text:style-name="T4">}</text:span><text:span text:style-name="T7"> </text:span><text:span text:style-name="T4">},</text:span></text:p>
      <text:p text:style-name="P6"><text:span text:style-name="T7"><text:s text:c="4"/></text:span><text:span text:style-name="T4">{</text:span><text:span text:style-name="T7"> 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^Wil/i </text:span><text:span text:style-name="T4">}</text:span><text:span text:style-name="T7"> </text:span><text:span text:style-name="T4">}</text:span></text:p>
      <text:p text:style-name="P6"><text:span text:style-name="T7"><text:s text:c="2"/></text:span><text:span text:style-name="T4">]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6">(2403 doc)</text:p>
      <text:p text:style-name="P16"/>
      <text:p text:style-name="Standard">22. Write a MongoDB query to check the identifier, name and qualifications for the restau-</text:p>
      <text:p text:style-name="Standard">rants that have obtained an “A” qualification, an 11 score and an ISODate(“2014-08-11T</text:p>
      <text:p text:style-name="Standard">00:00:00Z)” on its survey. (8 docs).</text:p>
      <text:p text:style-name="Standard"/>
      <text:p text:style-name="Standard">///////////////////////////////////////////</text:p>
      <text:p text:style-name="Standard"/>
      <text:p text:style-name="Standard">23. Write a MongoDB query to find the identifier, name and qualifications of the restaurant in</text:p>
      <text:p text:style-name="Standard">those restaurants where second survey in qualifications is an “A” qualification and obtained</text:p>
      <text:p text:style-name="Standard">the score 9 in an ISODate “2014-08-11T00:00:00Z” (1 docs).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grades.1.grade"</text:span><text:span text:style-name="T4">:</text:span><text:span text:style-name="T7"> </text:span><text:span text:style-name="T14">"A"</text:span><text:span text:style-name="T4">,</text:span></text:p>
      <text:p text:style-name="P6"><text:span text:style-name="T7"><text:s text:c="2"/></text:span><text:span text:style-name="T14">"grades.1.score"</text:span><text:span text:style-name="T4">:</text:span><text:span text:style-name="T7"> </text:span><text:span text:style-name="T11">9</text:span><text:span text:style-name="T4">,</text:span></text:p>
      <text:p text:style-name="P6"><text:span text:style-name="T7"><text:s text:c="2"/></text:span><text:span text:style-name="T14">"grades.1.date"</text:span><text:span text:style-name="T4">:</text:span><text:span text:style-name="T7"> ISODate</text:span><text:span text:style-name="T4">(</text:span><text:span text:style-name="T14">"2014-08-11T00:00:00Z"</text:span><text:span text:style-name="T4">)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grades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7">(1 doc)</text:p>
      <text:p text:style-name="Standard"/>
      <text:p text:style-name="Standard">24. Write a MongoDB query to find the identifier, the name, address and geographic location of the</text:p>
      <text:p text:style-name="Standard">restaurants in which the second element of the coordinate set has a value greater than 42</text:p>
      <text:p text:style-name="Standard">and lower than 52. (7 docs).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address.coord.1"</text:span><text:span text:style-name="T4">:</text:span><text:span text:style-name="T7"> </text:span><text:span text:style-name="T4">{</text:span><text:span text:style-name="T7"> $gt</text:span><text:span text:style-name="T4">:</text:span><text:span text:style-name="T7"> </text:span><text:span text:style-name="T11">42</text:span><text:span text:style-name="T4">,</text:span><text:span text:style-name="T7"> $lt</text:span><text:span text:style-name="T4">:</text:span><text:span text:style-name="T7"> </text:span><text:span text:style-name="T11">52</text:span><text:span text:style-name="T7">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restaurant_i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address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oordenadas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  <text:p text:style-name="Standard"/>
      <text:p text:style-name="P17">(7 doc)</text:p>
      <text:p text:style-name="Standard"/>
      <text:p text:style-name="Standard"/>
      <text:p text:style-name="Standard"><text:soft-page-break/>25. Write a MongoDB query to arrange restaurant names ascending with all the columns. (3772</text:p>
      <text:p text:style-name="Standard">docs)</text:p>
      <text:p text:style-name="Standard"/>
      <text:p text:style-name="P18"><text:span text:style-name="Source_20_Text"><text:span text:style-name="T8">db</text:span>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12">"_id"</text:span><text:span text:style-name="T2">:</text:span><text:span text:style-name="T5"> </text:span><text:span text:style-name="T9">0</text:span><text:span text:style-name="T2">})</text:span><text:span text:style-name="T5">.</text:span><text:span text:style-name="T2">sort({</text:span><text:span text:style-name="T12">"name"</text:span><text:span text:style-name="T2">:</text:span><text:span text:style-name="T5"> </text:span><text:span text:style-name="T9">1</text:span><text:span text:style-name="T2">})</text:span></text:p>
      <text:p text:style-name="P19">(3772 doc)</text:p>
      <text:p text:style-name="Standard"/>
      <text:p text:style-name="Standard">26. Write a MongoDB query to organize the names of the restaurants in a descendent way together</text:p>
      <text:p text:style-name="Standard">with all the columns. (3772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12">"_id"</text:span><text:span text:style-name="T2">:</text:span><text:span text:style-name="T5"> </text:span><text:span text:style-name="T9">0</text:span><text:span text:style-name="T2">})</text:span><text:span text:style-name="T5">.</text:span><text:span text:style-name="T2">sort({</text:span><text:span text:style-name="T12">"name"</text:span><text:span text:style-name="T2">:</text:span><text:span text:style-name="T5"> -</text:span><text:span text:style-name="T9">1</text:span><text:span text:style-name="T2">})</text:span></text:p>
      <text:p text:style-name="Standard"/>
      <text:p text:style-name="P19">(3772 doc)</text:p>
      <text:p text:style-name="Standard"/>
      <text:p text:style-name="Standard">27. Write a MongoDB query to sort the name of the cuisine in ascending order and in descending</text:p>
      <text:p text:style-name="Standard">order by borough. (3772 docs)</text:p>
      <text:p text:style-name="Standard"/>
      <text:p text:style-name="Standard"><text:span text:style-name="T2">db</text:span><text:span text:style-name="T5">.</text:span><text:span text:style-name="T2">restaurants_mongoImport</text:span><text:span text:style-name="T5">.</text:span><text:span text:style-name="T2">find({},</text:span><text:span text:style-name="T5"> </text:span><text:span text:style-name="T2">{</text:span><text:span text:style-name="T12">"_id"</text:span><text:span text:style-name="T2">:</text:span><text:span text:style-name="T5"> </text:span><text:span text:style-name="T9">0</text:span><text:span text:style-name="T2">})</text:span><text:span text:style-name="T5">.</text:span><text:span text:style-name="T2">sort({</text:span><text:span text:style-name="T12">"cuisine"</text:span><text:span text:style-name="T2">:</text:span><text:span text:style-name="T5"> </text:span><text:span text:style-name="T9">1</text:span><text:span text:style-name="T2">,</text:span><text:span text:style-name="T5"> </text:span><text:span text:style-name="T12">"borough"</text:span><text:span text:style-name="T2">:</text:span><text:span text:style-name="T5"> -</text:span><text:span text:style-name="T9">1</text:span><text:span text:style-name="T2">})</text:span></text:p>
      <text:p text:style-name="Standard"/>
      <text:p text:style-name="P20">(3772 doc)</text:p>
      <text:p text:style-name="Standard"/>
      <text:p text:style-name="Standard">28. Write a MongoDB query to find out how many addresses contain the street field or not. operator</text:p>
      <text:p text:style-name="Standard">$exists (3772 docs)</text:p>
      <text:p text:style-name="Standard"/>
      <text:p text:style-name="P6"><text:span text:style-name="T17">const</text:span><text:span text:style-name="T5"> countWithCalle = db.restaurants_mongoImport.find</text:span><text:span text:style-name="T2">({</text:span><text:span text:style-name="T12">"address.street"</text:span><text:span text:style-name="T2">:</text:span><text:span text:style-name="T5"> </text:span><text:span text:style-name="T2">{</text:span><text:span text:style-name="T5"> $exists</text:span><text:span text:style-name="T2">:</text:span><text:span text:style-name="T5"> </text:span><text:span text:style-name="T17">true</text:span><text:span text:style-name="T5"> </text:span><text:span text:style-name="T2">}})</text:span><text:span text:style-name="T5">.count</text:span><text:span text:style-name="T2">();</text:span></text:p>
      <text:p text:style-name="P6"><text:span text:style-name="T18">const</text:span><text:span text:style-name="T7"> countWithoutCalle = db.restaurants_mongoImport.find</text:span><text:span text:style-name="T4">({</text:span><text:span text:style-name="T14">"address.street"</text:span><text:span text:style-name="T4">:</text:span><text:span text:style-name="T7"> </text:span><text:span text:style-name="T4">{</text:span><text:span text:style-name="T7"> $exists</text:span><text:span text:style-name="T4">:</text:span><text:span text:style-name="T7"> </text:span><text:span text:style-name="T18">false</text:span><text:span text:style-name="T7"> </text:span><text:span text:style-name="T4">}})</text:span><text:span text:style-name="T7">.count</text:span><text:span text:style-name="T4">()</text:span></text:p>
      <text:p text:style-name="P21"/>
      <text:p text:style-name="P6"><text:span text:style-name="T7">print</text:span><text:span text:style-name="T4">(</text:span><text:span text:style-name="T14">`Direcciones con campo "street": ${countWithCalle}`</text:span><text:span text:style-name="T4">);</text:span></text:p>
      <text:p text:style-name="Standard"><text:span text:style-name="T7">print</text:span><text:span text:style-name="T4">(</text:span><text:span text:style-name="T14">`Direcciones sin campo "street": ${countWithoutCalle}`</text:span><text:span text:style-name="T4">);</text:span></text:p>
      <text:p text:style-name="Standard"/>
      <text:p text:style-name="P22">(3772 doc)</text:p>
      <text:p text:style-name="Standard"/>
      <text:p text:style-name="Standard">29. Write a MongoDB query that will select all the documents from the restaurants collection with</text:p>
      <text:p text:style-name="Standard">the data type double to the coord. operator $type (3772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address.coord"</text:span><text:span text:style-name="T4">:</text:span><text:span text:style-name="T7"> </text:span><text:span text:style-name="T4">{</text:span><text:span text:style-name="T7"> $type</text:span><text:span text:style-name="T4">:</text:span><text:span text:style-name="T7"> </text:span><text:span text:style-name="T11">1</text:span><text:span text:style-name="T7"> </text:span><text:span text:style-name="T4">},</text:span></text:p>
      <text:p text:style-name="P6"><text:span text:style-name="T7"><text:s text:c="2"/>$where</text:span><text:span text:style-name="T4">:</text:span><text:span text:style-name="T7"> </text:span><text:span text:style-name="T14">"this.address.coord[0] !== this.address.coord[1]"</text:span></text:p>
      <text:p text:style-name="Standard"><text:span text:style-name="T4">})</text:span></text:p>
      <text:p text:style-name="Standard"/>
      <text:p text:style-name="P22">(3772 docs)</text:p>
      <text:p text:style-name="Standard"/>
      <text:p text:style-name="Standard">30. Write a MongoDB query that will select the restaurant identifier, the name and the qualifica-</text:p>
      <text:p text:style-name="Standard">tions of those restaurants that return 0 as a modulus after dividing the score by 7. operator</text:p>
      <text:p text:style-name="Standard">$mod (1585 docs)</text:p>
      <text:p text:style-name="Standard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//////////////////////////////////////////////////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4"><text:soft-page-break/><text:span text:style-name="T2"/></text:p>
      <text:p text:style-name="Standard"/>
      <text:p text:style-name="Standard">31. Write a MongoDB query to find the name of restaurant, district, the longitude and latitude and</text:p>
      <text:p text:style-name="Standard">the cuisine of the restaurants that continue “mon” three letters in some location of their</text:p>
      <text:p text:style-name="Standard">name expressions regulars (32 docs)</text:p>
      <text:p text:style-name="Standard"/>
      <text:p text:style-name="P7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7"><text:span text:style-name="T7"><text:s text:c="2"/>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mon/i </text:span><text:span text:style-name="T4">}</text:span></text:p>
      <text:p text:style-name="P7"><text:span text:style-name="T4">},</text:span><text:span text:style-name="T7"> </text:span><text:span text:style-name="T4">{</text:span></text:p>
      <text:p text:style-name="P7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7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7"><text:span text:style-name="T7"><text:s text:c="2"/></text:span><text:span text:style-name="T14">"address.coord"</text:span><text:span text:style-name="T4">:</text:span><text:span text:style-name="T7"> </text:span><text:span text:style-name="T11">1</text:span><text:span text:style-name="T4">,</text:span></text:p>
      <text:p text:style-name="P7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7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P25"><text:span text:style-name="T4">})</text:span></text:p>
      <text:p text:style-name="P25"/>
      <text:p text:style-name="P23">(32 docs)</text:p>
      <text:p text:style-name="Standard"/>
      <text:p text:style-name="Standard">32. Write a MongoDB query to check the name of the restaurant, the district, the longitude and the</text:p>
      <text:p text:style-name="Standard">latitude and the cuisine of the restaurants that name starting with “Mad”. (8 docs)</text:p>
      <text:p text:style-name="Standard"/>
      <text:p text:style-name="P6"><text:span text:style-name="T2">db</text:span><text:span text:style-name="T5">.</text:span><text:span text:style-name="T2">restaurants_mongoImport</text:span><text:span text:style-name="T5">.</text:span><text:span text:style-name="T2">find({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4">{</text:span><text:span text:style-name="T7"> $regex</text:span><text:span text:style-name="T4">:</text:span><text:span text:style-name="T7"> /^Mad/i </text:span><text:span text:style-name="T4">}</text:span></text:p>
      <text:p text:style-name="P6"><text:span text:style-name="T4">},</text:span><text:span text:style-name="T7"> </text:span><text:span text:style-name="T4">{</text:span></text:p>
      <text:p text:style-name="P6"><text:span text:style-name="T7"><text:s text:c="2"/></text:span><text:span text:style-name="T14">"nam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borough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address.coord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cuisine"</text:span><text:span text:style-name="T4">:</text:span><text:span text:style-name="T7"> </text:span><text:span text:style-name="T11">1</text:span><text:span text:style-name="T4">,</text:span></text:p>
      <text:p text:style-name="P6"><text:span text:style-name="T7"><text:s text:c="2"/></text:span><text:span text:style-name="T14">"_id"</text:span><text:span text:style-name="T4">:</text:span><text:span text:style-name="T7"> </text:span><text:span text:style-name="T11">0</text:span></text:p>
      <text:p text:style-name="Standard"><text:span text:style-name="T4">}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modern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0:04:17.786276593</meta:creation-date>
    <dc:date>2024-02-10T14:07:26.766221634</dc:date>
    <meta:editing-duration>PT8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64" meta:word-count="1409" meta:character-count="9398" meta:non-whitespace-character-count="8019"/>
  </office:meta>
</office:document-meta>
</file>